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t-cache search ming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9T21:17:25.738458939</meta:creation-date>
    <dc:date>2024-06-19T21:18:20.530634433</dc:date>
    <meta:editing-duration>PT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